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2">
          <table:table-cell table:style-name="ce2" office:value-type="string">
            <text:p>Sample#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ThreadN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ample Time(ms)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ytes</text:p>
          </table:table-cell>
          <table:table-cell table:style-name="ce2" table:number-columns-repeated="1017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time" office:time-value="PT16H12M21.291S">
            <text:p>12:21.3</text:p>
          </table:table-cell>
          <table:table-cell office:value-type="string">
            <text:p>Guidelines 1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time" office:time-value="PT16H12M21.354S">
            <text:p>12:21.4</text:p>
          </table:table-cell>
          <table:table-cell office:value-type="string">
            <text:p>Guidelines 1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time" office:time-value="PT16H12M21.307S">
            <text:p>12:21.3</text:p>
          </table:table-cell>
          <table:table-cell office:value-type="string">
            <text:p>Guidelines 1-1</text:p>
          </table:table-cell>
          <table:table-cell office:value-type="string">
            <text:p>/channels/login.do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time" office:time-value="PT16H12M21.401S">
            <text:p>12:21.4</text:p>
          </table:table-cell>
          <table:table-cell office:value-type="string">
            <text:p>Guidelines 1-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time" office:time-value="PT16H12M21.354S">
            <text:p>12:21.4</text:p>
          </table:table-cell>
          <table:table-cell office:value-type="string">
            <text:p>Guidelines 1-2</text:p>
          </table:table-cell>
          <table:table-cell office:value-type="string">
            <text:p>/channels/login.do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time" office:time-value="PT16H12M21.447S">
            <text:p>12:21.4</text:p>
          </table:table-cell>
          <table:table-cell office:value-type="string">
            <text:p>Guidelines 1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time" office:time-value="PT16H12M21.369S">
            <text:p>12:21.4</text:p>
          </table:table-cell>
          <table:table-cell office:value-type="string">
            <text:p>Guidelines 1-1</text:p>
          </table:table-cell>
          <table:table-cell office:value-type="string">
            <text:p>/channels/;jsessionid=cj4coccmcky6j7obefq9zpml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time" office:time-value="PT16H12M21.494S">
            <text:p>12:21.5</text:p>
          </table:table-cell>
          <table:table-cell office:value-type="string">
            <text:p>Guidelines 1-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time" office:time-value="PT16H12M21.401S">
            <text:p>12:21.4</text:p>
          </table:table-cell>
          <table:table-cell office:value-type="string">
            <text:p>Guidelines 1-3</text:p>
          </table:table-cell>
          <table:table-cell office:value-type="string">
            <text:p>/channels/login.do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time" office:time-value="PT16H12M21.432S">
            <text:p>12:21.4</text:p>
          </table:table-cell>
          <table:table-cell office:value-type="string">
            <text:p>Guidelines 1-2</text:p>
          </table:table-cell>
          <table:table-cell office:value-type="string">
            <text:p>/channels/;jsessionid=cj4coccmcky6j7obefq9zpml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time" office:time-value="PT16H12M21.557S">
            <text:p>12:21.6</text:p>
          </table:table-cell>
          <table:table-cell office:value-type="string">
            <text:p>Guidelines 1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time" office:time-value="PT16H12M21.603S">
            <text:p>12:21.6</text:p>
          </table:table-cell>
          <table:table-cell office:value-type="string">
            <text:p>Guidelines 1-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time" office:time-value="PT16H12M21.463S">
            <text:p>12:21.5</text:p>
          </table:table-cell>
          <table:table-cell office:value-type="string">
            <text:p>Guidelines 1-1</text:p>
          </table:table-cell>
          <table:table-cell office:value-type="string">
            <text:p>/channels/home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time" office:time-value="PT16H12M21.619S">
            <text:p>12:21.6</text:p>
          </table:table-cell>
          <table:table-cell office:value-type="string">
            <text:p>Guidelines 1-1</text:p>
          </table:table-cell>
          <table:table-cell office:value-type="string">
            <text:p>/channels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time" office:time-value="PT16H12M21.494S">
            <text:p>12:21.5</text:p>
          </table:table-cell>
          <table:table-cell office:value-type="string">
            <text:p>Guidelines 1-3</text:p>
          </table:table-cell>
          <table:table-cell office:value-type="string">
            <text:p>/channels/;jsessionid=cj4coccmcky6j7obefq9zpml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time" office:time-value="PT16H12M21.65S">
            <text:p>12:21.7</text:p>
          </table:table-cell>
          <table:table-cell office:value-type="string">
            <text:p>Guidelines 1-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time" office:time-value="PT16H12M21.51S">
            <text:p>12:21.5</text:p>
          </table:table-cell>
          <table:table-cell office:value-type="string">
            <text:p>Guidelines 1-2</text:p>
          </table:table-cell>
          <table:table-cell office:value-type="string">
            <text:p>/channels/home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time" office:time-value="PT16H12M21.666S">
            <text:p>12:21.7</text:p>
          </table:table-cell>
          <table:table-cell office:value-type="string">
            <text:p>Guidelines 1-2</text:p>
          </table:table-cell>
          <table:table-cell office:value-type="string">
            <text:p>/channels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time" office:time-value="PT16H12M21.447S">
            <text:p>12:21.4</text:p>
          </table:table-cell>
          <table:table-cell office:value-type="string">
            <text:p>Guidelines 1-4</text:p>
          </table:table-cell>
          <table:table-cell office:value-type="string">
            <text:p>/channels/login.do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time" office:time-value="PT16H12M21.697S">
            <text:p>12:21.7</text:p>
          </table:table-cell>
          <table:table-cell office:value-type="string">
            <text:p>Guidelines 1-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time" office:time-value="PT16H12M21.759S">
            <text:p>12:21.8</text:p>
          </table:table-cell>
          <table:table-cell office:value-type="string">
            <text:p>Guidelines 1-10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time" office:time-value="PT16H12M21.822S">
            <text:p>12:21.8</text:p>
          </table:table-cell>
          <table:table-cell office:value-type="string">
            <text:p>Guidelines 1-1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table:style-name="ce3" office:value-type="time" office:time-value="PT16H12M21.869S">
            <text:p>12:21.9</text:p>
          </table:table-cell>
          <table:table-cell office:value-type="string">
            <text:p>Guidelines 1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time" office:time-value="PT16H12M21.494S">
            <text:p>12:21.5</text:p>
          </table:table-cell>
          <table:table-cell office:value-type="string">
            <text:p>Guidelines 1-5</text:p>
          </table:table-cell>
          <table:table-cell office:value-type="string">
            <text:p>/channels/login.do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time" office:time-value="PT16H12M21.915S">
            <text:p>12:21.9</text:p>
          </table:table-cell>
          <table:table-cell office:value-type="string">
            <text:p>Guidelines 1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time" office:time-value="PT16H12M21.962S">
            <text:p>12:22.0</text:p>
          </table:table-cell>
          <table:table-cell office:value-type="string">
            <text:p>Guidelines 1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">
            <text:p>27</text:p>
          </table:table-cell>
          <table:table-cell table:style-name="ce3" office:value-type="time" office:time-value="PT16H12M22.009S">
            <text:p>12:22.0</text:p>
          </table:table-cell>
          <table:table-cell office:value-type="string">
            <text:p>Guidelines 1-15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">
            <text:p>28</text:p>
          </table:table-cell>
          <table:table-cell table:style-name="ce3" office:value-type="time" office:time-value="PT16H12M21.557S">
            <text:p>12:21.6</text:p>
          </table:table-cell>
          <table:table-cell office:value-type="string">
            <text:p>Guidelines 1-6</text:p>
          </table:table-cell>
          <table:table-cell office:value-type="string">
            <text:p>/channels/login.do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9">
            <text:p>29</text:p>
          </table:table-cell>
          <table:table-cell table:style-name="ce3" office:value-type="time" office:time-value="PT16H12M21.603S">
            <text:p>12:21.6</text:p>
          </table:table-cell>
          <table:table-cell office:value-type="string">
            <text:p>Guidelines 1-7</text:p>
          </table:table-cell>
          <table:table-cell office:value-type="string">
            <text:p>/channels/login.do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3" office:value-type="time" office:time-value="PT16H12M22.071S">
            <text:p>12:22.1</text:p>
          </table:table-cell>
          <table:table-cell office:value-type="string">
            <text:p>Guidelines 1-16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1">
            <text:p>31</text:p>
          </table:table-cell>
          <table:table-cell table:style-name="ce3" office:value-type="time" office:time-value="PT16H12M22.118S">
            <text:p>12:22.1</text:p>
          </table:table-cell>
          <table:table-cell office:value-type="string">
            <text:p>Guidelines 1-17</text:p>
          </table:table-cell>
          <table:table-cell office:value-type="string">
            <text:p>/channels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2">
            <text:p>32</text:p>
          </table:table-cell>
          <table:table-cell table:style-name="ce3" office:value-type="time" office:time-value="PT16H12M21.635S">
            <text:p>12:21.6</text:p>
          </table:table-cell>
          <table:table-cell office:value-type="string">
            <text:p>Guidelines 1-3</text:p>
          </table:table-cell>
          <table:table-cell office:value-type="string">
            <text:p>/channels/home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3" office:value-type="time" office:time-value="PT16H12M22.165S">
            <text:p>12:22.2</text:p>
          </table:table-cell>
          <table:table-cell office:value-type="string">
            <text:p>Guidelines 1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table:style-name="ce3" office:value-type="time" office:time-value="PT16H12M22.149S">
            <text:p>12:22.1</text:p>
          </table:table-cell>
          <table:table-cell office:value-type="string">
            <text:p>Guidelines 1-3</text:p>
          </table:table-cell>
          <table:table-cell office:value-type="string">
            <text:p>/channels/participants</text:p>
          </table:table-cell>
          <table:table-cell office:value-type="float" office:value="35">
            <text:p>3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table:style-name="ce3" office:value-type="time" office:time-value="PT16H12M22.212S">
            <text:p>12:22.2</text:p>
          </table:table-cell>
          <table:table-cell office:value-type="string">
            <text:p>Guidelines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3" office:value-type="time" office:time-value="PT16H12M22.259S">
            <text:p>12:22.3</text:p>
          </table:table-cell>
          <table:table-cell office:value-type="string">
            <text:p>Guidelines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7">
            <text:p>37</text:p>
          </table:table-cell>
          <table:table-cell table:style-name="ce3" office:value-type="time" office:time-value="PT16H12M21.681S">
            <text:p>12:21.7</text:p>
          </table:table-cell>
          <table:table-cell office:value-type="string">
            <text:p>Guidelines 1-4</text:p>
          </table:table-cell>
          <table:table-cell office:value-type="string">
            <text:p>/channels/;jsessionid=cj4coccmcky6j7obefq9zpml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3" office:value-type="time" office:time-value="PT16H12M21.697S">
            <text:p>12:21.7</text:p>
          </table:table-cell>
          <table:table-cell office:value-type="string">
            <text:p>Guidelines 1-9</text:p>
          </table:table-cell>
          <table:table-cell office:value-type="string">
            <text:p>/channels/login.do</text:p>
          </table:table-cell>
          <table:table-cell office:value-type="float" office:value="744">
            <text:p>744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3" office:value-type="time" office:time-value="PT16H12M21.65S">
            <text:p>12:21.7</text:p>
          </table:table-cell>
          <table:table-cell office:value-type="string">
            <text:p>Guidelines 1-8</text:p>
          </table:table-cell>
          <table:table-cell office:value-type="string">
            <text:p>/channels/login.do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3" office:value-type="time" office:time-value="PT16H12M22.071S">
            <text:p>12:22.1</text:p>
          </table:table-cell>
          <table:table-cell office:value-type="string">
            <text:p>Guidelines 1-7</text:p>
          </table:table-cell>
          <table:table-cell office:value-type="string">
            <text:p>/channels/;jsessionid=cj4coccmcky6j7obefq9zpml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style-name="ce3" office:value-type="time" office:time-value="PT16H12M22.071S">
            <text:p>12:22.1</text:p>
          </table:table-cell>
          <table:table-cell office:value-type="string">
            <text:p>Guidelines 1-16</text:p>
          </table:table-cell>
          <table:table-cell office:value-type="string">
            <text:p>/channels/login.do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table:style-name="ce3" office:value-type="time" office:time-value="PT16H12M22.04S">
            <text:p>12:22.0</text:p>
          </table:table-cell>
          <table:table-cell office:value-type="string">
            <text:p>Guidelines 1-6</text:p>
          </table:table-cell>
          <table:table-cell office:value-type="string">
            <text:p>/channels/;jsessionid=cj4coccmcky6j7obefq9zpml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3" office:value-type="time" office:time-value="PT16H12M22.009S">
            <text:p>12:22.0</text:p>
          </table:table-cell>
          <table:table-cell office:value-type="string">
            <text:p>Guidelines 1-15</text:p>
          </table:table-cell>
          <table:table-cell office:value-type="string">
            <text:p>/channels/login.do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3" office:value-type="time" office:time-value="PT16H12M21.915S">
            <text:p>12:21.9</text:p>
          </table:table-cell>
          <table:table-cell office:value-type="string">
            <text:p>Guidelines 1-13</text:p>
          </table:table-cell>
          <table:table-cell office:value-type="string">
            <text:p>/channels/login.do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table:style-name="ce3" office:value-type="time" office:time-value="PT16H12M21.9S">
            <text:p>12:21.9</text:p>
          </table:table-cell>
          <table:table-cell office:value-type="string">
            <text:p>Guidelines 1-5</text:p>
          </table:table-cell>
          <table:table-cell office:value-type="string">
            <text:p>/channels/;jsessionid=cj4coccmcky6j7obefq9zpml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style-name="ce3" office:value-type="time" office:time-value="PT16H12M21.869S">
            <text:p>12:21.9</text:p>
          </table:table-cell>
          <table:table-cell office:value-type="string">
            <text:p>Guidelines 1-12</text:p>
          </table:table-cell>
          <table:table-cell office:value-type="string">
            <text:p>/channels/login.do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7">
            <text:p>47</text:p>
          </table:table-cell>
          <table:table-cell table:style-name="ce3" office:value-type="time" office:time-value="PT16H12M21.962S">
            <text:p>12:22.0</text:p>
          </table:table-cell>
          <table:table-cell office:value-type="string">
            <text:p>Guidelines 1-14</text:p>
          </table:table-cell>
          <table:table-cell office:value-type="string">
            <text:p>/channels/login.do</text:p>
          </table:table-cell>
          <table:table-cell office:value-type="float" office:value="876">
            <text:p>8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8">
            <text:p>48</text:p>
          </table:table-cell>
          <table:table-cell table:style-name="ce3" office:value-type="time" office:time-value="PT16H12M21.822S">
            <text:p>12:21.8</text:p>
          </table:table-cell>
          <table:table-cell office:value-type="string">
            <text:p>Guidelines 1-11</text:p>
          </table:table-cell>
          <table:table-cell office:value-type="string">
            <text:p>/channels/login.do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3" office:value-type="time" office:time-value="PT16H12M22.742S">
            <text:p>12:22.7</text:p>
          </table:table-cell>
          <table:table-cell office:value-type="string">
            <text:p>Guidelines 1-13</text:p>
          </table:table-cell>
          <table:table-cell office:value-type="string">
            <text:p>/channels/;jsessionid=cj4coccmcky6j7obefq9zpml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50">
            <text:p>50</text:p>
          </table:table-cell>
          <table:table-cell table:style-name="ce3" office:value-type="time" office:time-value="PT16H12M22.664S">
            <text:p>12:22.7</text:p>
          </table:table-cell>
          <table:table-cell office:value-type="string">
            <text:p>Guidelines 1-15</text:p>
          </table:table-cell>
          <table:table-cell office:value-type="string">
            <text:p>/channels/;jsessionid=cj4coccmcky6j7obefq9zpml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51">
            <text:p>51</text:p>
          </table:table-cell>
          <table:table-cell table:style-name="ce3" office:value-type="time" office:time-value="PT16H12M22.664S">
            <text:p>12:22.7</text:p>
          </table:table-cell>
          <table:table-cell office:value-type="string">
            <text:p>Guidelines 1-6</text:p>
          </table:table-cell>
          <table:table-cell office:value-type="string">
            <text:p>/channels/home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3" office:value-type="time" office:time-value="PT16H12M21.775S">
            <text:p>12:21.8</text:p>
          </table:table-cell>
          <table:table-cell office:value-type="string">
            <text:p>Guidelines 1-10</text:p>
          </table:table-cell>
          <table:table-cell office:value-type="string">
            <text:p>/channels/login.do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3">
            <text:p>53</text:p>
          </table:table-cell>
          <table:table-cell table:style-name="ce3" office:value-type="time" office:time-value="PT16H12M23.054S">
            <text:p>12:23.1</text:p>
          </table:table-cell>
          <table:table-cell office:value-type="string">
            <text:p>Guidelines 1-6</text:p>
          </table:table-cell>
          <table:table-cell office:value-type="string">
            <text:p>/channels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54">
            <text:p>54</text:p>
          </table:table-cell>
          <table:table-cell table:style-name="ce3" office:value-type="time" office:time-value="PT16H12M22.446S">
            <text:p>12:22.4</text:p>
          </table:table-cell>
          <table:table-cell office:value-type="string">
            <text:p>Guidelines 1-9</text:p>
          </table:table-cell>
          <table:table-cell office:value-type="string">
            <text:p>/channels/;jsessionid=cj4coccmcky6j7obefq9zpml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3" office:value-type="time" office:time-value="PT16H12M22.539S">
            <text:p>12:22.5</text:p>
          </table:table-cell>
          <table:table-cell office:value-type="string">
            <text:p>Guidelines 1-7</text:p>
          </table:table-cell>
          <table:table-cell office:value-type="string">
            <text:p>/channels/home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56">
            <text:p>56</text:p>
          </table:table-cell>
          <table:table-cell table:style-name="ce3" office:value-type="time" office:time-value="PT16H12M23.085S">
            <text:p>12:23.1</text:p>
          </table:table-cell>
          <table:table-cell office:value-type="string">
            <text:p>Guidelines 1-7</text:p>
          </table:table-cell>
          <table:table-cell office:value-type="string">
            <text:p>/channels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3" office:value-type="time" office:time-value="PT16H12M22.461S">
            <text:p>12:22.5</text:p>
          </table:table-cell>
          <table:table-cell office:value-type="string">
            <text:p>Guidelines 1-8</text:p>
          </table:table-cell>
          <table:table-cell office:value-type="string">
            <text:p>/channels/;jsessionid=cj4coccmcky6j7obefq9zpml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3" office:value-type="time" office:time-value="PT16H12M22.773S">
            <text:p>12:22.8</text:p>
          </table:table-cell>
          <table:table-cell office:value-type="string">
            <text:p>Guidelines 1-5</text:p>
          </table:table-cell>
          <table:table-cell office:value-type="string">
            <text:p>/channels/home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59">
            <text:p>59</text:p>
          </table:table-cell>
          <table:table-cell table:style-name="ce3" office:value-type="time" office:time-value="PT16H12M23.226S">
            <text:p>12:23.2</text:p>
          </table:table-cell>
          <table:table-cell office:value-type="string">
            <text:p>Guidelines 1-5</text:p>
          </table:table-cell>
          <table:table-cell office:value-type="string">
            <text:p>/channels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0">
            <text:p>60</text:p>
          </table:table-cell>
          <table:table-cell table:style-name="ce3" office:value-type="time" office:time-value="PT16H12M22.274S">
            <text:p>12:22.3</text:p>
          </table:table-cell>
          <table:table-cell office:value-type="string">
            <text:p>Guidelines 1-4</text:p>
          </table:table-cell>
          <table:table-cell office:value-type="string">
            <text:p>/channels/home</text:p>
          </table:table-cell>
          <table:table-cell office:value-type="float" office:value="971">
            <text:p>97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61">
            <text:p>61</text:p>
          </table:table-cell>
          <table:table-cell table:style-name="ce3" office:value-type="time" office:time-value="PT16H12M23.241S">
            <text:p>12:23.2</text:p>
          </table:table-cell>
          <table:table-cell office:value-type="string">
            <text:p>Guidelines 1-4</text:p>
          </table:table-cell>
          <table:table-cell office:value-type="string">
            <text:p>/channels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2">
            <text:p>62</text:p>
          </table:table-cell>
          <table:table-cell table:style-name="ce3" office:value-type="time" office:time-value="PT16H12M22.571S">
            <text:p>12:22.6</text:p>
          </table:table-cell>
          <table:table-cell office:value-type="string">
            <text:p>Guidelines 1-16</text:p>
          </table:table-cell>
          <table:table-cell office:value-type="string">
            <text:p>/channels/;jsessionid=cj4coccmcky6j7obefq9zpml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table:style-name="ce3" office:value-type="time" office:time-value="PT16H12M22.259S">
            <text:p>12:22.3</text:p>
          </table:table-cell>
          <table:table-cell office:value-type="string">
            <text:p>Guidelines 1-20</text:p>
          </table:table-cell>
          <table:table-cell office:value-type="string">
            <text:p>/channels/login.do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4">
            <text:p>64</text:p>
          </table:table-cell>
          <table:table-cell table:style-name="ce3" office:value-type="time" office:time-value="PT16H12M22.212S">
            <text:p>12:22.2</text:p>
          </table:table-cell>
          <table:table-cell office:value-type="string">
            <text:p>Guidelines 1-19</text:p>
          </table:table-cell>
          <table:table-cell office:value-type="string">
            <text:p>/channels/login.do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5">
            <text:p>65</text:p>
          </table:table-cell>
          <table:table-cell table:style-name="ce3" office:value-type="time" office:time-value="PT16H12M23.07S">
            <text:p>12:23.1</text:p>
          </table:table-cell>
          <table:table-cell office:value-type="string">
            <text:p>Guidelines 1-9</text:p>
          </table:table-cell>
          <table:table-cell office:value-type="string">
            <text:p>/channels/home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66">
            <text:p>66</text:p>
          </table:table-cell>
          <table:table-cell table:style-name="ce3" office:value-type="time" office:time-value="PT16H12M23.507S">
            <text:p>12:23.5</text:p>
          </table:table-cell>
          <table:table-cell office:value-type="string">
            <text:p>Guidelines 1-9</text:p>
          </table:table-cell>
          <table:table-cell office:value-type="string">
            <text:p>/channels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7">
            <text:p>67</text:p>
          </table:table-cell>
          <table:table-cell table:style-name="ce3" office:value-type="time" office:time-value="PT16H12M22.165S">
            <text:p>12:22.2</text:p>
          </table:table-cell>
          <table:table-cell office:value-type="string">
            <text:p>Guidelines 1-18</text:p>
          </table:table-cell>
          <table:table-cell office:value-type="string">
            <text:p>/channels/login.do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8">
            <text:p>68</text:p>
          </table:table-cell>
          <table:table-cell table:style-name="ce3" office:value-type="time" office:time-value="PT16H12M22.134S">
            <text:p>12:22.1</text:p>
          </table:table-cell>
          <table:table-cell office:value-type="string">
            <text:p>Guidelines 1-17</text:p>
          </table:table-cell>
          <table:table-cell office:value-type="string">
            <text:p>/channels/login.do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9">
            <text:p>69</text:p>
          </table:table-cell>
          <table:table-cell table:style-name="ce3" office:value-type="time" office:time-value="PT16H12M23.273S">
            <text:p>12:23.3</text:p>
          </table:table-cell>
          <table:table-cell office:value-type="string">
            <text:p>Guidelines 1-20</text:p>
          </table:table-cell>
          <table:table-cell office:value-type="string">
            <text:p>/channels/;jsessionid=cj4coccmcky6j7obefq9zpml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0">
            <text:p>70</text:p>
          </table:table-cell>
          <table:table-cell table:style-name="ce3" office:value-type="time" office:time-value="PT16H12M23.054S">
            <text:p>12:23.1</text:p>
          </table:table-cell>
          <table:table-cell office:value-type="string">
            <text:p>Guidelines 1-10</text:p>
          </table:table-cell>
          <table:table-cell office:value-type="string">
            <text:p>/channels/;jsessionid=cj4coccmcky6j7obefq9zpml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1">
            <text:p>71</text:p>
          </table:table-cell>
          <table:table-cell table:style-name="ce3" office:value-type="time" office:time-value="PT16H12M23.101S">
            <text:p>12:23.1</text:p>
          </table:table-cell>
          <table:table-cell office:value-type="string">
            <text:p>Guidelines 1-8</text:p>
          </table:table-cell>
          <table:table-cell office:value-type="string">
            <text:p>/channels/home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3" office:value-type="time" office:time-value="PT16H12M23.023S">
            <text:p>12:23.0</text:p>
          </table:table-cell>
          <table:table-cell office:value-type="string">
            <text:p>Guidelines 1-15</text:p>
          </table:table-cell>
          <table:table-cell office:value-type="string">
            <text:p>/channels/home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73">
            <text:p>73</text:p>
          </table:table-cell>
          <table:table-cell table:style-name="ce3" office:value-type="time" office:time-value="PT16H12M23.631S">
            <text:p>12:23.6</text:p>
          </table:table-cell>
          <table:table-cell office:value-type="string">
            <text:p>Guidelines 1-8</text:p>
          </table:table-cell>
          <table:table-cell office:value-type="string">
            <text:p>/channels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74">
            <text:p>74</text:p>
          </table:table-cell>
          <table:table-cell table:style-name="ce3" office:value-type="time" office:time-value="PT16H12M23.023S">
            <text:p>12:23.0</text:p>
          </table:table-cell>
          <table:table-cell office:value-type="string">
            <text:p>Guidelines 1-13</text:p>
          </table:table-cell>
          <table:table-cell office:value-type="string">
            <text:p>/channels/home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75">
            <text:p>75</text:p>
          </table:table-cell>
          <table:table-cell table:style-name="ce3" office:value-type="time" office:time-value="PT16H12M23.007S">
            <text:p>12:23.0</text:p>
          </table:table-cell>
          <table:table-cell office:value-type="string">
            <text:p>Guidelines 1-11</text:p>
          </table:table-cell>
          <table:table-cell office:value-type="string">
            <text:p>/channels/;jsessionid=cj4coccmcky6j7obefq9zpml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6">
            <text:p>76</text:p>
          </table:table-cell>
          <table:table-cell table:style-name="ce3" office:value-type="time" office:time-value="PT16H12M23.647S">
            <text:p>12:23.6</text:p>
          </table:table-cell>
          <table:table-cell office:value-type="string">
            <text:p>Guidelines 1-13</text:p>
          </table:table-cell>
          <table:table-cell office:value-type="string">
            <text:p>/channels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77">
            <text:p>77</text:p>
          </table:table-cell>
          <table:table-cell table:style-name="ce3" office:value-type="time" office:time-value="PT16H12M23.647S">
            <text:p>12:23.6</text:p>
          </table:table-cell>
          <table:table-cell office:value-type="string">
            <text:p>Guidelines 1-15</text:p>
          </table:table-cell>
          <table:table-cell office:value-type="string">
            <text:p>/channels/participants</text:p>
          </table:table-cell>
          <table:table-cell office:value-type="float" office:value="23">
            <text:p>2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78">
            <text:p>78</text:p>
          </table:table-cell>
          <table:table-cell table:style-name="ce3" office:value-type="time" office:time-value="PT16H12M22.851S">
            <text:p>12:22.9</text:p>
          </table:table-cell>
          <table:table-cell office:value-type="string">
            <text:p>Guidelines 1-14</text:p>
          </table:table-cell>
          <table:table-cell office:value-type="string">
            <text:p>/channels/;jsessionid=cj4coccmcky6j7obefq9zpml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9">
            <text:p>79</text:p>
          </table:table-cell>
          <table:table-cell table:style-name="ce3" office:value-type="time" office:time-value="PT16H12M23.273S">
            <text:p>12:23.3</text:p>
          </table:table-cell>
          <table:table-cell office:value-type="string">
            <text:p>Guidelines 1-16</text:p>
          </table:table-cell>
          <table:table-cell office:value-type="string">
            <text:p>/channels/home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80">
            <text:p>80</text:p>
          </table:table-cell>
          <table:table-cell table:style-name="ce3" office:value-type="time" office:time-value="PT16H12M23.694S">
            <text:p>12:23.7</text:p>
          </table:table-cell>
          <table:table-cell office:value-type="string">
            <text:p>Guidelines 1-16</text:p>
          </table:table-cell>
          <table:table-cell office:value-type="string">
            <text:p>/channels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81">
            <text:p>81</text:p>
          </table:table-cell>
          <table:table-cell table:style-name="ce3" office:value-type="time" office:time-value="PT16H12M22.82S">
            <text:p>12:22.8</text:p>
          </table:table-cell>
          <table:table-cell office:value-type="string">
            <text:p>Guidelines 1-12</text:p>
          </table:table-cell>
          <table:table-cell office:value-type="string">
            <text:p>/channels/;jsessionid=cj4coccmcky6j7obefq9zpml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82">
            <text:p>82</text:p>
          </table:table-cell>
          <table:table-cell table:style-name="ce3" office:value-type="time" office:time-value="PT16H12M23.366S">
            <text:p>12:23.4</text:p>
          </table:table-cell>
          <table:table-cell office:value-type="string">
            <text:p>Guidelines 1-19</text:p>
          </table:table-cell>
          <table:table-cell office:value-type="string">
            <text:p>/channels/;jsessionid=cj4coccmcky6j7obefq9zpml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83">
            <text:p>83</text:p>
          </table:table-cell>
          <table:table-cell table:style-name="ce3" office:value-type="time" office:time-value="PT16H12M23.569S">
            <text:p>12:23.6</text:p>
          </table:table-cell>
          <table:table-cell office:value-type="string">
            <text:p>Guidelines 1-17</text:p>
          </table:table-cell>
          <table:table-cell office:value-type="string">
            <text:p>/channels/;jsessionid=cj4coccmcky6j7obefq9zpml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84">
            <text:p>84</text:p>
          </table:table-cell>
          <table:table-cell table:style-name="ce3" office:value-type="time" office:time-value="PT16H12M23.538S">
            <text:p>12:23.5</text:p>
          </table:table-cell>
          <table:table-cell office:value-type="string">
            <text:p>Guidelines 1-18</text:p>
          </table:table-cell>
          <table:table-cell office:value-type="string">
            <text:p>/channels/;jsessionid=cj4coccmcky6j7obefq9zpml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85">
            <text:p>85</text:p>
          </table:table-cell>
          <table:table-cell table:style-name="ce3" office:value-type="time" office:time-value="PT16H12M23.585S">
            <text:p>12:23.6</text:p>
          </table:table-cell>
          <table:table-cell office:value-type="string">
            <text:p>Guidelines 1-20</text:p>
          </table:table-cell>
          <table:table-cell office:value-type="string">
            <text:p>/channels/home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86">
            <text:p>86</text:p>
          </table:table-cell>
          <table:table-cell table:style-name="ce3" office:value-type="time" office:time-value="PT16H12M23.834S">
            <text:p>12:23.8</text:p>
          </table:table-cell>
          <table:table-cell office:value-type="string">
            <text:p>Guidelines 1-20</text:p>
          </table:table-cell>
          <table:table-cell office:value-type="string">
            <text:p>/channels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87">
            <text:p>87</text:p>
          </table:table-cell>
          <table:table-cell table:style-name="ce3" office:value-type="time" office:time-value="PT16H12M23.631S">
            <text:p>12:23.6</text:p>
          </table:table-cell>
          <table:table-cell office:value-type="string">
            <text:p>Guidelines 1-10</text:p>
          </table:table-cell>
          <table:table-cell office:value-type="string">
            <text:p>/channels/home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88">
            <text:p>88</text:p>
          </table:table-cell>
          <table:table-cell table:style-name="ce3" office:value-type="time" office:time-value="PT16H12M23.663S">
            <text:p>12:23.7</text:p>
          </table:table-cell>
          <table:table-cell office:value-type="string">
            <text:p>Guidelines 1-11</text:p>
          </table:table-cell>
          <table:table-cell office:value-type="string">
            <text:p>/channels/home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89">
            <text:p>89</text:p>
          </table:table-cell>
          <table:table-cell table:style-name="ce3" office:value-type="time" office:time-value="PT16H12M23.85S">
            <text:p>12:23.9</text:p>
          </table:table-cell>
          <table:table-cell office:value-type="string">
            <text:p>Guidelines 1-10</text:p>
          </table:table-cell>
          <table:table-cell office:value-type="string">
            <text:p>/channels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0">
            <text:p>90</text:p>
          </table:table-cell>
          <table:table-cell table:style-name="ce3" office:value-type="time" office:time-value="PT16H12M23.865S">
            <text:p>12:23.9</text:p>
          </table:table-cell>
          <table:table-cell office:value-type="string">
            <text:p>Guidelines 1-11</text:p>
          </table:table-cell>
          <table:table-cell office:value-type="string">
            <text:p>/channels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1">
            <text:p>91</text:p>
          </table:table-cell>
          <table:table-cell table:style-name="ce3" office:value-type="time" office:time-value="PT16H12M23.678S">
            <text:p>12:23.7</text:p>
          </table:table-cell>
          <table:table-cell office:value-type="string">
            <text:p>Guidelines 1-14</text:p>
          </table:table-cell>
          <table:table-cell office:value-type="string">
            <text:p>/channels/home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92">
            <text:p>92</text:p>
          </table:table-cell>
          <table:table-cell table:style-name="ce3" office:value-type="time" office:time-value="PT16H12M23.881S">
            <text:p>12:23.9</text:p>
          </table:table-cell>
          <table:table-cell office:value-type="string">
            <text:p>Guidelines 1-14</text:p>
          </table:table-cell>
          <table:table-cell office:value-type="string">
            <text:p>/channels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3">
            <text:p>93</text:p>
          </table:table-cell>
          <table:table-cell table:style-name="ce3" office:value-type="time" office:time-value="PT16H12M23.725S">
            <text:p>12:23.7</text:p>
          </table:table-cell>
          <table:table-cell office:value-type="string">
            <text:p>Guidelines 1-19</text:p>
          </table:table-cell>
          <table:table-cell office:value-type="string">
            <text:p>/channels/home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94">
            <text:p>94</text:p>
          </table:table-cell>
          <table:table-cell table:style-name="ce3" office:value-type="time" office:time-value="PT16H12M23.912S">
            <text:p>12:23.9</text:p>
          </table:table-cell>
          <table:table-cell office:value-type="string">
            <text:p>Guidelines 1-19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5">
            <text:p>95</text:p>
          </table:table-cell>
          <table:table-cell table:style-name="ce3" office:value-type="time" office:time-value="PT16H12M23.819S">
            <text:p>12:23.8</text:p>
          </table:table-cell>
          <table:table-cell office:value-type="string">
            <text:p>Guidelines 1-18</text:p>
          </table:table-cell>
          <table:table-cell office:value-type="string">
            <text:p>/channels/home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96">
            <text:p>96</text:p>
          </table:table-cell>
          <table:table-cell table:style-name="ce3" office:value-type="time" office:time-value="PT16H12M23.943S">
            <text:p>12:23.9</text:p>
          </table:table-cell>
          <table:table-cell office:value-type="string">
            <text:p>Guidelines 1-18</text:p>
          </table:table-cell>
          <table:table-cell office:value-type="string">
            <text:p>/channels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7">
            <text:p>97</text:p>
          </table:table-cell>
          <table:table-cell table:style-name="ce3" office:value-type="time" office:time-value="PT16H12M23.709S">
            <text:p>12:23.7</text:p>
          </table:table-cell>
          <table:table-cell office:value-type="string">
            <text:p>Guidelines 1-12</text:p>
          </table:table-cell>
          <table:table-cell office:value-type="string">
            <text:p>/channels/home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98">
            <text:p>98</text:p>
          </table:table-cell>
          <table:table-cell table:style-name="ce3" office:value-type="time" office:time-value="PT16H12M23.943S">
            <text:p>12:23.9</text:p>
          </table:table-cell>
          <table:table-cell office:value-type="string">
            <text:p>Guidelines 1-12</text:p>
          </table:table-cell>
          <table:table-cell office:value-type="string">
            <text:p>/channels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9">
            <text:p>99</text:p>
          </table:table-cell>
          <table:table-cell table:style-name="ce3" office:value-type="time" office:time-value="PT16H12M23.803S">
            <text:p>12:23.8</text:p>
          </table:table-cell>
          <table:table-cell office:value-type="string">
            <text:p>Guidelines 1-17</text:p>
          </table:table-cell>
          <table:table-cell office:value-type="string">
            <text:p>/channels/home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time" office:time-value="PT16H12M23.959S">
            <text:p>12:24.0</text:p>
          </table:table-cell>
          <table:table-cell office:value-type="string">
            <text:p>Guidelines 1-17</text:p>
          </table:table-cell>
          <table:table-cell office:value-type="string">
            <text:p>/channels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01">
            <text:p>101</text:p>
          </table:table-cell>
          <table:table-cell table:style-name="ce3" office:value-type="time" office:time-value="PT16H12M22.196S">
            <text:p>12:22.2</text:p>
          </table:table-cell>
          <table:table-cell office:value-type="string">
            <text:p>Guidelines 1-3</text:p>
          </table:table-cell>
          <table:table-cell office:value-type="string">
            <text:p>/channels/participants</text:p>
          </table:table-cell>
          <table:table-cell office:value-type="float" office:value="2577">
            <text:p>2577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02">
            <text:p>102</text:p>
          </table:table-cell>
          <table:table-cell table:style-name="ce3" office:value-type="time" office:time-value="PT16H12M21.681S">
            <text:p>12:21.7</text:p>
          </table:table-cell>
          <table:table-cell office:value-type="string">
            <text:p>Guidelines 1-2</text:p>
          </table:table-cell>
          <table:table-cell office:value-type="string">
            <text:p>/channels/participants</text:p>
          </table:table-cell>
          <table:table-cell office:value-type="float" office:value="3102">
            <text:p>3102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03">
            <text:p>103</text:p>
          </table:table-cell>
          <table:table-cell table:style-name="ce3" office:value-type="time" office:time-value="PT16H12M21.635S">
            <text:p>12:21.6</text:p>
          </table:table-cell>
          <table:table-cell office:value-type="string">
            <text:p>Guidelines 1-1</text:p>
          </table:table-cell>
          <table:table-cell office:value-type="string">
            <text:p>/channels/participants</text:p>
          </table:table-cell>
          <table:table-cell office:value-type="float" office:value="3148">
            <text:p>3148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04">
            <text:p>104</text:p>
          </table:table-cell>
          <table:table-cell table:style-name="ce3" office:value-type="time" office:time-value="PT16H12M24.77S">
            <text:p>12:24.8</text:p>
          </table:table-cell>
          <table:table-cell office:value-type="string">
            <text:p>Guidelines 1-3</text:p>
          </table:table-cell>
          <table:table-cell office:value-type="string">
            <text:p>/channels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05">
            <text:p>105</text:p>
          </table:table-cell>
          <table:table-cell table:style-name="ce3" office:value-type="time" office:time-value="PT16H12M24.817S">
            <text:p>12:24.8</text:p>
          </table:table-cell>
          <table:table-cell office:value-type="string">
            <text:p>Guidelines 1-3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6">
            <text:p>106</text:p>
          </table:table-cell>
          <table:table-cell table:style-name="ce3" office:value-type="time" office:time-value="PT16H12M24.833S">
            <text:p>12:24.8</text:p>
          </table:table-cell>
          <table:table-cell office:value-type="string">
            <text:p>Guidelines 1-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7">
            <text:p>107</text:p>
          </table:table-cell>
          <table:table-cell table:style-name="ce3" office:value-type="time" office:time-value="PT16H12M24.833S">
            <text:p>12:24.8</text:p>
          </table:table-cell>
          <table:table-cell office:value-type="string">
            <text:p>Guidelines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8">
            <text:p>108</text:p>
          </table:table-cell>
          <table:table-cell table:style-name="ce3" office:value-type="time" office:time-value="PT16H12M24.786S">
            <text:p>12:24.8</text:p>
          </table:table-cell>
          <table:table-cell office:value-type="string">
            <text:p>Guidelines 1-2</text:p>
          </table:table-cell>
          <table:table-cell office:value-type="string">
            <text:p>/channels/home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09">
            <text:p>109</text:p>
          </table:table-cell>
          <table:table-cell table:style-name="ce3" office:value-type="time" office:time-value="PT16H12M24.848S">
            <text:p>12:24.8</text:p>
          </table:table-cell>
          <table:table-cell office:value-type="string">
            <text:p>Guidelines 1-2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0">
            <text:p>110</text:p>
          </table:table-cell>
          <table:table-cell table:style-name="ce3" office:value-type="time" office:time-value="PT16H12M24.817S">
            <text:p>12:24.8</text:p>
          </table:table-cell>
          <table:table-cell office:value-type="string">
            <text:p>Guidelines 1-1</text:p>
          </table:table-cell>
          <table:table-cell office:value-type="string">
            <text:p>/channels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11">
            <text:p>111</text:p>
          </table:table-cell>
          <table:table-cell table:style-name="ce3" office:value-type="time" office:time-value="PT16H12M24.864S">
            <text:p>12:24.9</text:p>
          </table:table-cell>
          <table:table-cell office:value-type="string">
            <text:p>Guidelines 1-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2">
            <text:p>112</text:p>
          </table:table-cell>
          <table:table-cell table:style-name="ce3" office:value-type="time" office:time-value="PT16H12M24.864S">
            <text:p>12:24.9</text:p>
          </table:table-cell>
          <table:table-cell office:value-type="string">
            <text:p>Guidelines 1-1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3">
            <text:p>113</text:p>
          </table:table-cell>
          <table:table-cell table:style-name="ce3" office:value-type="time" office:time-value="PT16H12M24.879S">
            <text:p>12:24.9</text:p>
          </table:table-cell>
          <table:table-cell office:value-type="string">
            <text:p>Guidelines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4">
            <text:p>114</text:p>
          </table:table-cell>
          <table:table-cell table:style-name="ce3" office:value-type="time" office:time-value="PT16H12M24.879S">
            <text:p>12:24.9</text:p>
          </table:table-cell>
          <table:table-cell office:value-type="string">
            <text:p>Guidelines 1-1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5">
            <text:p>115</text:p>
          </table:table-cell>
          <table:table-cell table:style-name="ce3" office:value-type="time" office:time-value="PT16H12M24.879S">
            <text:p>12:24.9</text:p>
          </table:table-cell>
          <table:table-cell office:value-type="string">
            <text:p>Guidelines 1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6">
            <text:p>116</text:p>
          </table:table-cell>
          <table:table-cell table:style-name="ce3" office:value-type="time" office:time-value="PT16H12M23.07S">
            <text:p>12:23.1</text:p>
          </table:table-cell>
          <table:table-cell office:value-type="string">
            <text:p>Guidelines 1-6</text:p>
          </table:table-cell>
          <table:table-cell office:value-type="string">
            <text:p>/channels/participants</text:p>
          </table:table-cell>
          <table:table-cell office:value-type="float" office:value="2030">
            <text:p>2030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17">
            <text:p>117</text:p>
          </table:table-cell>
          <table:table-cell table:style-name="ce3" office:value-type="time" office:time-value="PT16H12M25.098S">
            <text:p>12:25.1</text:p>
          </table:table-cell>
          <table:table-cell office:value-type="string">
            <text:p>Guidelines 1-6</text:p>
          </table:table-cell>
          <table:table-cell office:value-type="string">
            <text:p>/channels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table:style-name="ce3" office:value-type="time" office:time-value="PT16H12M25.145S">
            <text:p>12:25.1</text:p>
          </table:table-cell>
          <table:table-cell office:value-type="string">
            <text:p>Guidelines 1-6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">
            <text:p>119</text:p>
          </table:table-cell>
          <table:table-cell table:style-name="ce3" office:value-type="time" office:time-value="PT16H12M25.145S">
            <text:p>12:25.1</text:p>
          </table:table-cell>
          <table:table-cell office:value-type="string">
            <text:p>Guidelines 1-6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0">
            <text:p>120</text:p>
          </table:table-cell>
          <table:table-cell table:style-name="ce3" office:value-type="time" office:time-value="PT16H12M23.101S">
            <text:p>12:23.1</text:p>
          </table:table-cell>
          <table:table-cell office:value-type="string">
            <text:p>Guidelines 1-7</text:p>
          </table:table-cell>
          <table:table-cell office:value-type="string">
            <text:p>/channels/participants</text:p>
          </table:table-cell>
          <table:table-cell office:value-type="float" office:value="2059">
            <text:p>2059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21">
            <text:p>121</text:p>
          </table:table-cell>
          <table:table-cell table:style-name="ce3" office:value-type="time" office:time-value="PT16H12M25.16S">
            <text:p>12:25.2</text:p>
          </table:table-cell>
          <table:table-cell office:value-type="string">
            <text:p>Guidelines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2">
            <text:p>122</text:p>
          </table:table-cell>
          <table:table-cell table:style-name="ce3" office:value-type="time" office:time-value="PT16H12M25.16S">
            <text:p>12:25.2</text:p>
          </table:table-cell>
          <table:table-cell office:value-type="string">
            <text:p>Guidelines 1-7</text:p>
          </table:table-cell>
          <table:table-cell office:value-type="string">
            <text:p>/channels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23">
            <text:p>123</text:p>
          </table:table-cell>
          <table:table-cell table:style-name="ce3" office:value-type="time" office:time-value="PT16H12M25.191S">
            <text:p>12:25.2</text:p>
          </table:table-cell>
          <table:table-cell office:value-type="string">
            <text:p>Guidelines 1-7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4">
            <text:p>124</text:p>
          </table:table-cell>
          <table:table-cell table:style-name="ce3" office:value-type="time" office:time-value="PT16H12M25.207S">
            <text:p>12:25.2</text:p>
          </table:table-cell>
          <table:table-cell office:value-type="string">
            <text:p>Guidelines 1-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5">
            <text:p>125</text:p>
          </table:table-cell>
          <table:table-cell table:style-name="ce3" office:value-type="time" office:time-value="PT16H12M25.207S">
            <text:p>12:25.2</text:p>
          </table:table-cell>
          <table:table-cell office:value-type="string">
            <text:p>Guidelines 1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6">
            <text:p>126</text:p>
          </table:table-cell>
          <table:table-cell table:style-name="ce3" office:value-type="time" office:time-value="PT16H12M23.241S">
            <text:p>12:23.2</text:p>
          </table:table-cell>
          <table:table-cell office:value-type="string">
            <text:p>Guidelines 1-5</text:p>
          </table:table-cell>
          <table:table-cell office:value-type="string">
            <text:p>/channels/participants</text:p>
          </table:table-cell>
          <table:table-cell office:value-type="float" office:value="2090">
            <text:p>2090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27">
            <text:p>127</text:p>
          </table:table-cell>
          <table:table-cell table:style-name="ce3" office:value-type="time" office:time-value="PT16H12M23.257S">
            <text:p>12:23.3</text:p>
          </table:table-cell>
          <table:table-cell office:value-type="string">
            <text:p>Guidelines 1-4</text:p>
          </table:table-cell>
          <table:table-cell office:value-type="string">
            <text:p>/channels/participants</text:p>
          </table:table-cell>
          <table:table-cell office:value-type="float" office:value="2094">
            <text:p>209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28">
            <text:p>128</text:p>
          </table:table-cell>
          <table:table-cell table:style-name="ce3" office:value-type="time" office:time-value="PT16H12M25.347S">
            <text:p>12:25.3</text:p>
          </table:table-cell>
          <table:table-cell office:value-type="string">
            <text:p>Guidelines 1-5</text:p>
          </table:table-cell>
          <table:table-cell office:value-type="string">
            <text:p>/channels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29">
            <text:p>129</text:p>
          </table:table-cell>
          <table:table-cell table:style-name="ce3" office:value-type="time" office:time-value="PT16H12M25.379S">
            <text:p>12:25.4</text:p>
          </table:table-cell>
          <table:table-cell office:value-type="string">
            <text:p>Guidelines 1-5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0">
            <text:p>130</text:p>
          </table:table-cell>
          <table:table-cell table:style-name="ce3" office:value-type="time" office:time-value="PT16H12M25.363S">
            <text:p>12:25.4</text:p>
          </table:table-cell>
          <table:table-cell office:value-type="string">
            <text:p>Guidelines 1-4</text:p>
          </table:table-cell>
          <table:table-cell office:value-type="string">
            <text:p>/channels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31">
            <text:p>131</text:p>
          </table:table-cell>
          <table:table-cell table:style-name="ce3" office:value-type="time" office:time-value="PT16H12M25.394S">
            <text:p>12:25.4</text:p>
          </table:table-cell>
          <table:table-cell office:value-type="string">
            <text:p>Guidelines 1-5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2">
            <text:p>132</text:p>
          </table:table-cell>
          <table:table-cell table:style-name="ce3" office:value-type="time" office:time-value="PT16H12M25.41S">
            <text:p>12:25.4</text:p>
          </table:table-cell>
          <table:table-cell office:value-type="string">
            <text:p>Guidelines 1-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3">
            <text:p>133</text:p>
          </table:table-cell>
          <table:table-cell table:style-name="ce3" office:value-type="time" office:time-value="PT16H12M25.394S">
            <text:p>12:25.4</text:p>
          </table:table-cell>
          <table:table-cell office:value-type="string">
            <text:p>Guidelines 1-4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4">
            <text:p>134</text:p>
          </table:table-cell>
          <table:table-cell table:style-name="ce3" office:value-type="time" office:time-value="PT16H12M25.425S">
            <text:p>12:25.4</text:p>
          </table:table-cell>
          <table:table-cell office:value-type="string">
            <text:p>Guidelines 1-4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">
            <text:p>135</text:p>
          </table:table-cell>
          <table:table-cell table:style-name="ce3" office:value-type="time" office:time-value="PT16H12M25.425S">
            <text:p>12:25.4</text:p>
          </table:table-cell>
          <table:table-cell office:value-type="string">
            <text:p>Guidelines 1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6">
            <text:p>136</text:p>
          </table:table-cell>
          <table:table-cell table:style-name="ce3" office:value-type="time" office:time-value="PT16H12M23.522S">
            <text:p>12:23.5</text:p>
          </table:table-cell>
          <table:table-cell office:value-type="string">
            <text:p>Guidelines 1-9</text:p>
          </table:table-cell>
          <table:table-cell office:value-type="string">
            <text:p>/channels/participants</text:p>
          </table:table-cell>
          <table:table-cell office:value-type="float" office:value="2114">
            <text:p>211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37">
            <text:p>137</text:p>
          </table:table-cell>
          <table:table-cell table:style-name="ce3" office:value-type="time" office:time-value="PT16H12M25.628S">
            <text:p>12:25.6</text:p>
          </table:table-cell>
          <table:table-cell office:value-type="string">
            <text:p>Guidelines 1-9</text:p>
          </table:table-cell>
          <table:table-cell office:value-type="string">
            <text:p>/channels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38">
            <text:p>138</text:p>
          </table:table-cell>
          <table:table-cell table:style-name="ce3" office:value-type="time" office:time-value="PT16H12M25.675S">
            <text:p>12:25.7</text:p>
          </table:table-cell>
          <table:table-cell office:value-type="string">
            <text:p>Guidelines 1-9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9">
            <text:p>139</text:p>
          </table:table-cell>
          <table:table-cell table:style-name="ce3" office:value-type="time" office:time-value="PT16H12M25.691S">
            <text:p>12:25.7</text:p>
          </table:table-cell>
          <table:table-cell office:value-type="string">
            <text:p>Guidelines 1-9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0">
            <text:p>140</text:p>
          </table:table-cell>
          <table:table-cell table:style-name="ce3" office:value-type="time" office:time-value="PT16H12M25.691S">
            <text:p>12:25.7</text:p>
          </table:table-cell>
          <table:table-cell office:value-type="string">
            <text:p>Guidelines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1">
            <text:p>141</text:p>
          </table:table-cell>
          <table:table-cell table:style-name="ce3" office:value-type="time" office:time-value="PT16H12M23.663S">
            <text:p>12:23.7</text:p>
          </table:table-cell>
          <table:table-cell office:value-type="string">
            <text:p>Guidelines 1-13</text:p>
          </table:table-cell>
          <table:table-cell office:value-type="string">
            <text:p>/channels/participants</text:p>
          </table:table-cell>
          <table:table-cell office:value-type="float" office:value="2064">
            <text:p>206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42">
            <text:p>142</text:p>
          </table:table-cell>
          <table:table-cell table:style-name="ce3" office:value-type="time" office:time-value="PT16H12M23.678S">
            <text:p>12:23.7</text:p>
          </table:table-cell>
          <table:table-cell office:value-type="string">
            <text:p>Guidelines 1-15</text:p>
          </table:table-cell>
          <table:table-cell office:value-type="string">
            <text:p>/channels/participants</text:p>
          </table:table-cell>
          <table:table-cell office:value-type="float" office:value="2089">
            <text:p>2089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43">
            <text:p>143</text:p>
          </table:table-cell>
          <table:table-cell table:style-name="ce3" office:value-type="time" office:time-value="PT16H12M23.647S">
            <text:p>12:23.6</text:p>
          </table:table-cell>
          <table:table-cell office:value-type="string">
            <text:p>Guidelines 1-8</text:p>
          </table:table-cell>
          <table:table-cell office:value-type="string">
            <text:p>/channels/participants</text:p>
          </table:table-cell>
          <table:table-cell office:value-type="float" office:value="2146">
            <text:p>2146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44">
            <text:p>144</text:p>
          </table:table-cell>
          <table:table-cell table:style-name="ce3" office:value-type="time" office:time-value="PT16H12M23.709S">
            <text:p>12:23.7</text:p>
          </table:table-cell>
          <table:table-cell office:value-type="string">
            <text:p>Guidelines 1-16</text:p>
          </table:table-cell>
          <table:table-cell office:value-type="string">
            <text:p>/channels/participants</text:p>
          </table:table-cell>
          <table:table-cell office:value-type="float" office:value="2105">
            <text:p>2105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45">
            <text:p>145</text:p>
          </table:table-cell>
          <table:table-cell table:style-name="ce3" office:value-type="time" office:time-value="PT16H12M25.737S">
            <text:p>12:25.7</text:p>
          </table:table-cell>
          <table:table-cell office:value-type="string">
            <text:p>Guidelines 1-13</text:p>
          </table:table-cell>
          <table:table-cell office:value-type="string">
            <text:p>/channels/home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46">
            <text:p>146</text:p>
          </table:table-cell>
          <table:table-cell table:style-name="ce3" office:value-type="time" office:time-value="PT16H12M25.815S">
            <text:p>12:25.8</text:p>
          </table:table-cell>
          <table:table-cell office:value-type="string">
            <text:p>Guidelines 1-13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7">
            <text:p>147</text:p>
          </table:table-cell>
          <table:table-cell table:style-name="ce3" office:value-type="time" office:time-value="PT16H12M25.831S">
            <text:p>12:25.8</text:p>
          </table:table-cell>
          <table:table-cell office:value-type="string">
            <text:p>Guidelines 1-13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8">
            <text:p>148</text:p>
          </table:table-cell>
          <table:table-cell table:style-name="ce3" office:value-type="time" office:time-value="PT16H12M25.831S">
            <text:p>12:25.8</text:p>
          </table:table-cell>
          <table:table-cell office:value-type="string">
            <text:p>Guidelines 1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9">
            <text:p>149</text:p>
          </table:table-cell>
          <table:table-cell table:style-name="ce3" office:value-type="time" office:time-value="PT16H12M25.769S">
            <text:p>12:25.8</text:p>
          </table:table-cell>
          <table:table-cell office:value-type="string">
            <text:p>Guidelines 1-15</text:p>
          </table:table-cell>
          <table:table-cell office:value-type="string">
            <text:p>/channels/home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50">
            <text:p>150</text:p>
          </table:table-cell>
          <table:table-cell table:style-name="ce3" office:value-type="time" office:time-value="PT16H12M25.8S">
            <text:p>12:25.8</text:p>
          </table:table-cell>
          <table:table-cell office:value-type="string">
            <text:p>Guidelines 1-8</text:p>
          </table:table-cell>
          <table:table-cell office:value-type="string">
            <text:p>/channels/home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51">
            <text:p>151</text:p>
          </table:table-cell>
          <table:table-cell table:style-name="ce3" office:value-type="time" office:time-value="PT16H12M25.878S">
            <text:p>12:25.9</text:p>
          </table:table-cell>
          <table:table-cell office:value-type="string">
            <text:p>Guidelines 1-15</text:p>
          </table:table-cell>
          <table:table-cell office:value-type="string">
            <text:p>/channels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2">
            <text:p>152</text:p>
          </table:table-cell>
          <table:table-cell table:style-name="ce3" office:value-type="time" office:time-value="PT16H12M25.879S">
            <text:p>12:25.9</text:p>
          </table:table-cell>
          <table:table-cell office:value-type="string">
            <text:p>Guidelines 1-8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3">
            <text:p>153</text:p>
          </table:table-cell>
          <table:table-cell table:style-name="ce3" office:value-type="time" office:time-value="PT16H12M25.815S">
            <text:p>12:25.8</text:p>
          </table:table-cell>
          <table:table-cell office:value-type="string">
            <text:p>Guidelines 1-16</text:p>
          </table:table-cell>
          <table:table-cell office:value-type="string">
            <text:p>/channels/home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54">
            <text:p>154</text:p>
          </table:table-cell>
          <table:table-cell table:style-name="ce3" office:value-type="time" office:time-value="PT16H12M23.881S">
            <text:p>12:23.9</text:p>
          </table:table-cell>
          <table:table-cell office:value-type="string">
            <text:p>Guidelines 1-11</text:p>
          </table:table-cell>
          <table:table-cell office:value-type="string">
            <text:p>/channels/participants</text:p>
          </table:table-cell>
          <table:table-cell office:value-type="float" office:value="2061">
            <text:p>206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5">
            <text:p>155</text:p>
          </table:table-cell>
          <table:table-cell table:style-name="ce3" office:value-type="time" office:time-value="PT16H12M25.909S">
            <text:p>12:25.9</text:p>
          </table:table-cell>
          <table:table-cell office:value-type="string">
            <text:p>Guidelines 1-8</text:p>
          </table:table-cell>
          <table:table-cell office:value-type="string">
            <text:p>/channels/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6">
            <text:p>156</text:p>
          </table:table-cell>
          <table:table-cell table:style-name="ce3" office:value-type="time" office:time-value="PT16H12M23.834S">
            <text:p>12:23.8</text:p>
          </table:table-cell>
          <table:table-cell office:value-type="string">
            <text:p>Guidelines 1-20</text:p>
          </table:table-cell>
          <table:table-cell office:value-type="string">
            <text:p>/channels/participants</text:p>
          </table:table-cell>
          <table:table-cell office:value-type="float" office:value="2108">
            <text:p>2108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7">
            <text:p>157</text:p>
          </table:table-cell>
          <table:table-cell table:style-name="ce3" office:value-type="time" office:time-value="PT16H12M25.909S">
            <text:p>12:25.9</text:p>
          </table:table-cell>
          <table:table-cell office:value-type="string">
            <text:p>Guidelines 1-15</text:p>
          </table:table-cell>
          <table:table-cell office:value-type="string">
            <text:p>/channels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8">
            <text:p>158</text:p>
          </table:table-cell>
          <table:table-cell table:style-name="ce3" office:value-type="time" office:time-value="PT16H12M25.94S">
            <text:p>12:25.9</text:p>
          </table:table-cell>
          <table:table-cell office:value-type="string">
            <text:p>Guidelines 1-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9">
            <text:p>159</text:p>
          </table:table-cell>
          <table:table-cell table:style-name="ce3" office:value-type="time" office:time-value="PT16H12M25.956S">
            <text:p>12:26.0</text:p>
          </table:table-cell>
          <table:table-cell office:value-type="string">
            <text:p>Guidelines 1-1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0">
            <text:p>160</text:p>
          </table:table-cell>
          <table:table-cell table:style-name="ce3" office:value-type="time" office:time-value="PT16H12M25.94S">
            <text:p>12:25.9</text:p>
          </table:table-cell>
          <table:table-cell office:value-type="string">
            <text:p>Guidelines 1-16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1">
            <text:p>161</text:p>
          </table:table-cell>
          <table:table-cell table:style-name="ce3" office:value-type="time" office:time-value="PT16H12M23.897S">
            <text:p>12:23.9</text:p>
          </table:table-cell>
          <table:table-cell office:value-type="string">
            <text:p>Guidelines 1-14</text:p>
          </table:table-cell>
          <table:table-cell office:value-type="string">
            <text:p>/channels/participants</text:p>
          </table:table-cell>
          <table:table-cell office:value-type="float" office:value="2064">
            <text:p>206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62">
            <text:p>162</text:p>
          </table:table-cell>
          <table:table-cell table:style-name="ce3" office:value-type="time" office:time-value="PT16H12M25.956S">
            <text:p>12:26.0</text:p>
          </table:table-cell>
          <table:table-cell office:value-type="string">
            <text:p>Guidelines 1-16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3">
            <text:p>163</text:p>
          </table:table-cell>
          <table:table-cell table:style-name="ce3" office:value-type="time" office:time-value="PT16H12M25.971S">
            <text:p>12:26.0</text:p>
          </table:table-cell>
          <table:table-cell office:value-type="string">
            <text:p>Guidelines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4">
            <text:p>164</text:p>
          </table:table-cell>
          <table:table-cell table:style-name="ce3" office:value-type="time" office:time-value="PT16H12M23.865S">
            <text:p>12:23.9</text:p>
          </table:table-cell>
          <table:table-cell office:value-type="string">
            <text:p>Guidelines 1-10</text:p>
          </table:table-cell>
          <table:table-cell office:value-type="string">
            <text:p>/channels/participants</text:p>
          </table:table-cell>
          <table:table-cell office:value-type="float" office:value="2111">
            <text:p>211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65">
            <text:p>165</text:p>
          </table:table-cell>
          <table:table-cell table:style-name="ce3" office:value-type="time" office:time-value="PT16H12M25.94S">
            <text:p>12:25.9</text:p>
          </table:table-cell>
          <table:table-cell office:value-type="string">
            <text:p>Guidelines 1-20</text:p>
          </table:table-cell>
          <table:table-cell office:value-type="string">
            <text:p>/channels/home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66">
            <text:p>166</text:p>
          </table:table-cell>
          <table:table-cell table:style-name="ce3" office:value-type="time" office:time-value="PT16H12M23.912S">
            <text:p>12:23.9</text:p>
          </table:table-cell>
          <table:table-cell office:value-type="string">
            <text:p>Guidelines 1-19</text:p>
          </table:table-cell>
          <table:table-cell office:value-type="string">
            <text:p>/channels/participants</text:p>
          </table:table-cell>
          <table:table-cell office:value-type="float" office:value="2104">
            <text:p>210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67">
            <text:p>167</text:p>
          </table:table-cell>
          <table:table-cell table:style-name="ce3" office:value-type="time" office:time-value="PT16H12M26.018S">
            <text:p>12:26.0</text:p>
          </table:table-cell>
          <table:table-cell office:value-type="string">
            <text:p>Guidelines 1-20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8">
            <text:p>168</text:p>
          </table:table-cell>
          <table:table-cell table:style-name="ce3" office:value-type="time" office:time-value="PT16H12M25.94S">
            <text:p>12:25.9</text:p>
          </table:table-cell>
          <table:table-cell office:value-type="string">
            <text:p>Guidelines 1-11</text:p>
          </table:table-cell>
          <table:table-cell office:value-type="string">
            <text:p>/channels/home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69">
            <text:p>169</text:p>
          </table:table-cell>
          <table:table-cell table:style-name="ce3" office:value-type="time" office:time-value="PT16H12M26.034S">
            <text:p>12:26.0</text:p>
          </table:table-cell>
          <table:table-cell office:value-type="string">
            <text:p>Guidelines 1-20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">
            <text:p>170</text:p>
          </table:table-cell>
          <table:table-cell table:style-name="ce3" office:value-type="time" office:time-value="PT16H12M25.956S">
            <text:p>12:26.0</text:p>
          </table:table-cell>
          <table:table-cell office:value-type="string">
            <text:p>Guidelines 1-14</text:p>
          </table:table-cell>
          <table:table-cell office:value-type="string">
            <text:p>/channels/home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1">
            <text:p>171</text:p>
          </table:table-cell>
          <table:table-cell table:style-name="ce3" office:value-type="time" office:time-value="PT16H12M26.049S">
            <text:p>12:26.0</text:p>
          </table:table-cell>
          <table:table-cell office:value-type="string">
            <text:p>Guidelines 1-20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2">
            <text:p>172</text:p>
          </table:table-cell>
          <table:table-cell table:style-name="ce3" office:value-type="time" office:time-value="PT16H12M23.959S">
            <text:p>12:24.0</text:p>
          </table:table-cell>
          <table:table-cell office:value-type="string">
            <text:p>Guidelines 1-12</text:p>
          </table:table-cell>
          <table:table-cell office:value-type="string">
            <text:p>/channels/participants</text:p>
          </table:table-cell>
          <table:table-cell office:value-type="float" office:value="2103">
            <text:p>210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73">
            <text:p>173</text:p>
          </table:table-cell>
          <table:table-cell table:style-name="ce3" office:value-type="time" office:time-value="PT16H12M26.049S">
            <text:p>12:26.0</text:p>
          </table:table-cell>
          <table:table-cell office:value-type="string">
            <text:p>Guidelines 1-11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">
            <text:p>174</text:p>
          </table:table-cell>
          <table:table-cell table:style-name="ce3" office:value-type="time" office:time-value="PT16H12M26.065S">
            <text:p>12:26.1</text:p>
          </table:table-cell>
          <table:table-cell office:value-type="string">
            <text:p>Guidelines 1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">
            <text:p>175</text:p>
          </table:table-cell>
          <table:table-cell table:style-name="ce3" office:value-type="time" office:time-value="PT16H12M26.049S">
            <text:p>12:26.0</text:p>
          </table:table-cell>
          <table:table-cell office:value-type="string">
            <text:p>Guidelines 1-14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6">
            <text:p>176</text:p>
          </table:table-cell>
          <table:table-cell table:style-name="ce3" office:value-type="time" office:time-value="PT16H12M26.065S">
            <text:p>12:26.1</text:p>
          </table:table-cell>
          <table:table-cell office:value-type="string">
            <text:p>Guidelines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7">
            <text:p>177</text:p>
          </table:table-cell>
          <table:table-cell table:style-name="ce3" office:value-type="time" office:time-value="PT16H12M26.081S">
            <text:p>12:26.1</text:p>
          </table:table-cell>
          <table:table-cell office:value-type="string">
            <text:p>Guidelines 1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8">
            <text:p>178</text:p>
          </table:table-cell>
          <table:table-cell table:style-name="ce3" office:value-type="time" office:time-value="PT16H12M23.943S">
            <text:p>12:23.9</text:p>
          </table:table-cell>
          <table:table-cell office:value-type="string">
            <text:p>Guidelines 1-18</text:p>
          </table:table-cell>
          <table:table-cell office:value-type="string">
            <text:p>/channels/participants</text:p>
          </table:table-cell>
          <table:table-cell office:value-type="float" office:value="2142">
            <text:p>2142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79">
            <text:p>179</text:p>
          </table:table-cell>
          <table:table-cell table:style-name="ce3" office:value-type="time" office:time-value="PT16H12M26.081S">
            <text:p>12:26.1</text:p>
          </table:table-cell>
          <table:table-cell office:value-type="string">
            <text:p>Guidelines 1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0">
            <text:p>180</text:p>
          </table:table-cell>
          <table:table-cell table:style-name="ce3" office:value-type="time" office:time-value="PT16H12M25.971S">
            <text:p>12:26.0</text:p>
          </table:table-cell>
          <table:table-cell office:value-type="string">
            <text:p>Guidelines 1-10</text:p>
          </table:table-cell>
          <table:table-cell office:value-type="string">
            <text:p>/channels/home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1">
            <text:p>181</text:p>
          </table:table-cell>
          <table:table-cell table:style-name="ce3" office:value-type="time" office:time-value="PT16H12M23.975S">
            <text:p>12:24.0</text:p>
          </table:table-cell>
          <table:table-cell office:value-type="string">
            <text:p>Guidelines 1-17</text:p>
          </table:table-cell>
          <table:table-cell office:value-type="string">
            <text:p>/channels/participants</text:p>
          </table:table-cell>
          <table:table-cell office:value-type="float" office:value="2139">
            <text:p>2139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82">
            <text:p>182</text:p>
          </table:table-cell>
          <table:table-cell table:style-name="ce3" office:value-type="time" office:time-value="PT16H12M26.096S">
            <text:p>12:26.1</text:p>
          </table:table-cell>
          <table:table-cell office:value-type="string">
            <text:p>Guidelines 1-10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3">
            <text:p>183</text:p>
          </table:table-cell>
          <table:table-cell table:style-name="ce3" office:value-type="time" office:time-value="PT16H12M26.018S">
            <text:p>12:26.0</text:p>
          </table:table-cell>
          <table:table-cell office:value-type="string">
            <text:p>Guidelines 1-19</text:p>
          </table:table-cell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4">
            <text:p>184</text:p>
          </table:table-cell>
          <table:table-cell table:style-name="ce3" office:value-type="time" office:time-value="PT16H12M26.112S">
            <text:p>12:26.1</text:p>
          </table:table-cell>
          <table:table-cell office:value-type="string">
            <text:p>Guidelines 1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5">
            <text:p>185</text:p>
          </table:table-cell>
          <table:table-cell table:style-name="ce3" office:value-type="time" office:time-value="PT16H12M26.112S">
            <text:p>12:26.1</text:p>
          </table:table-cell>
          <table:table-cell office:value-type="string">
            <text:p>Guidelines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6">
            <text:p>186</text:p>
          </table:table-cell>
          <table:table-cell table:style-name="ce3" office:value-type="time" office:time-value="PT16H12M26.112S">
            <text:p>12:26.1</text:p>
          </table:table-cell>
          <table:table-cell office:value-type="string">
            <text:p>Guidelines 1-19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7">
            <text:p>187</text:p>
          </table:table-cell>
          <table:table-cell table:style-name="ce3" office:value-type="time" office:time-value="PT16H12M26.065S">
            <text:p>12:26.1</text:p>
          </table:table-cell>
          <table:table-cell office:value-type="string">
            <text:p>Guidelines 1-12</text:p>
          </table:table-cell>
          <table:table-cell office:value-type="string">
            <text:p>/channels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8">
            <text:p>188</text:p>
          </table:table-cell>
          <table:table-cell table:style-name="ce3" office:value-type="time" office:time-value="PT16H12M26.127S">
            <text:p>12:26.1</text:p>
          </table:table-cell>
          <table:table-cell office:value-type="string">
            <text:p>Guidelines 1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9">
            <text:p>189</text:p>
          </table:table-cell>
          <table:table-cell table:style-name="ce3" office:value-type="time" office:time-value="PT16H12M26.127S">
            <text:p>12:26.1</text:p>
          </table:table-cell>
          <table:table-cell office:value-type="string">
            <text:p>Guidelines 1-1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0">
            <text:p>190</text:p>
          </table:table-cell>
          <table:table-cell table:style-name="ce3" office:value-type="time" office:time-value="PT16H12M26.143S">
            <text:p>12:26.1</text:p>
          </table:table-cell>
          <table:table-cell office:value-type="string">
            <text:p>Guidelines 1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1">
            <text:p>191</text:p>
          </table:table-cell>
          <table:table-cell table:style-name="ce3" office:value-type="time" office:time-value="PT16H12M26.143S">
            <text:p>12:26.1</text:p>
          </table:table-cell>
          <table:table-cell office:value-type="string">
            <text:p>Guidelines 1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2">
            <text:p>192</text:p>
          </table:table-cell>
          <table:table-cell table:style-name="ce3" office:value-type="time" office:time-value="PT16H12M26.143S">
            <text:p>12:26.1</text:p>
          </table:table-cell>
          <table:table-cell office:value-type="string">
            <text:p>Guidelines 1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3">
            <text:p>193</text:p>
          </table:table-cell>
          <table:table-cell table:style-name="ce3" office:value-type="time" office:time-value="PT16H12M26.081S">
            <text:p>12:26.1</text:p>
          </table:table-cell>
          <table:table-cell office:value-type="string">
            <text:p>Guidelines 1-18</text:p>
          </table:table-cell>
          <table:table-cell office:value-type="string">
            <text:p>/channels/home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4">
            <text:p>194</text:p>
          </table:table-cell>
          <table:table-cell table:style-name="ce3" office:value-type="time" office:time-value="PT16H12M26.159S">
            <text:p>12:26.2</text:p>
          </table:table-cell>
          <table:table-cell office:value-type="string">
            <text:p>Guidelines 1-18</text:p>
          </table:table-cell>
          <table:table-cell office:value-type="string">
            <text:p>/channels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5">
            <text:p>195</text:p>
          </table:table-cell>
          <table:table-cell table:style-name="ce3" office:value-type="time" office:time-value="PT16H12M26.112S">
            <text:p>12:26.1</text:p>
          </table:table-cell>
          <table:table-cell office:value-type="string">
            <text:p>Guidelines 1-17</text:p>
          </table:table-cell>
          <table:table-cell office:value-type="string">
            <text:p>/channels/home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6">
            <text:p>196</text:p>
          </table:table-cell>
          <table:table-cell table:style-name="ce3" office:value-type="time" office:time-value="PT16H12M26.19S">
            <text:p>12:26.2</text:p>
          </table:table-cell>
          <table:table-cell office:value-type="string">
            <text:p>Guidelines 1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7">
            <text:p>197</text:p>
          </table:table-cell>
          <table:table-cell table:style-name="ce3" office:value-type="time" office:time-value="PT16H12M26.19S">
            <text:p>12:26.2</text:p>
          </table:table-cell>
          <table:table-cell office:value-type="string">
            <text:p>Guidelines 1-17</text:p>
          </table:table-cell>
          <table:table-cell office:value-type="string">
            <text:p>/channels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8">
            <text:p>198</text:p>
          </table:table-cell>
          <table:table-cell table:style-name="ce3" office:value-type="time" office:time-value="PT16H12M26.19S">
            <text:p>12:26.2</text:p>
          </table:table-cell>
          <table:table-cell office:value-type="string">
            <text:p>Guidelines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9">
            <text:p>199</text:p>
          </table:table-cell>
          <table:table-cell table:style-name="ce3" office:value-type="time" office:time-value="PT16H12M26.19S">
            <text:p>12:26.2</text:p>
          </table:table-cell>
          <table:table-cell office:value-type="string">
            <text:p>Guidelines 1-17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0">
            <text:p>200</text:p>
          </table:table-cell>
          <table:table-cell table:style-name="ce3" office:value-type="time" office:time-value="PT16H12M26.205S">
            <text:p>12:26.2</text:p>
          </table:table-cell>
          <table:table-cell office:value-type="string">
            <text:p>Guidelines 1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6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/>
    <meta:creation-date>2006-09-16T00:00:00Z</meta:creation-date>
    <dc:date>2012-01-13T16:17:00.08</dc:date>
    <meta:editing-duration>PT00H00M03S</meta:editing-duration>
    <meta:editing-cycles>1</meta:editing-cycles>
    <meta:document-statistic meta:table-count="3" meta:cell-count="1407" meta:object-count="0"/>
  </office:meta>
</office:document-meta>
</file>